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1FF5AC39AF115FC57A.png" manifest:media-type="image/png"/>
  <manifest:file-entry manifest:full-path="Pictures/100000010000025C000001B99CED5F9F664C77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871cm" svg:x="1cm" svg:y="7.914cm">
          <draw:image xlink:href="Pictures/100000010000025C000001B99CED5F9F664C77D5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3.432cm" svg:x="1.029cm" svg:y="8.167cm">
          <draw:image xlink:href="Pictures/10000001000003000000021FF5AC39AF115FC57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4T15:39:01.754986330</dc:date>
    <meta:editing-duration>PT42S</meta:editing-duration>
    <meta:editing-cycles>1</meta:editing-cycles>
    <meta:document-statistic meta:object-count="2"/>
    <meta:generator>LibreOffice/7.4.2.3$Linux_X86_64 LibreOffice_project/22949782292d40bc0751a2b0b2cf40927460a4f8</meta:generator>
  </office:meta>
</office:document-meta>
</file>